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Beta2" svg:font-family="'Awami Nastaliq Beta2'" style:font-pitch="variable"/>
    <style:font-face style:name="Awami Nastaliq Beta31" svg:font-family="'Awami Nastaliq Beta3'" style:font-pitch="variable"/>
    <style:font-face style:name="Awami Nastaliq Beta3" svg:font-family="'Awami Nastaliq Beta3'" style:font-adornments="Regular"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Beta2" style:font-size-complex="18pt"/>
    </style:style>
    <style:style style:name="P6"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P7" style:family="paragraph" style:parent-style-name="Aran">
      <style:paragraph-properties fo:text-align="end" style:justify-single-word="false" style:writing-mode="rl-tb"/>
    </style:style>
    <style:style style:name="P8" style:family="paragraph" style:parent-style-name="Heading_20_3">
      <style:text-properties style:font-name="Calibri"/>
    </style:style>
    <style:style style:name="P9" style:family="paragraph" style:parent-style-name="Title">
      <style:text-properties style:font-name="Calibri"/>
    </style:style>
    <style:style style:name="P10" style:family="paragraph" style:parent-style-name="Text_20_body">
      <style:text-properties style:font-name="Calibri"/>
    </style:style>
    <style:style style:name="P11" style:family="paragraph" style:parent-style-name="Aran">
      <style:paragraph-properties fo:text-align="end" style:justify-single-word="false" style:writing-mode="rl-tb"/>
      <style:text-properties style:font-name-complex="Awami Nastaliq Beta31"/>
    </style:style>
    <style:style style:name="T1" style:family="text">
      <style:text-properties officeooo:rsid="0045fe70"/>
    </style:style>
    <style:style style:name="T2" style:family="text">
      <style:text-properties officeooo:rsid="001903f8"/>
    </style:style>
    <style:style style:name="T3" style:family="text">
      <style:text-properties officeooo:rsid="00197b4e"/>
    </style:style>
    <style:style style:name="T4" style:family="text">
      <style:text-properties officeooo:rsid="00317070"/>
    </style:style>
    <style:style style:name="T5" style:family="text">
      <style:text-properties fo:background-color="#ffffff" loext:char-shading-value="0"/>
    </style:style>
    <style:style style:name="T6" style:family="text">
      <style:text-properties officeooo:rsid="00259889" fo:background-color="#ffffff" loext:char-shading-value="0"/>
    </style:style>
    <style:style style:name="T7" style:family="text">
      <style:text-properties officeooo:rsid="003f0ee9" fo:background-color="#ffffff" loext:char-shading-value="0"/>
    </style:style>
    <style:style style:name="T8" style:family="text">
      <style:text-properties officeooo:rsid="0040e439" fo:background-color="#ffffff" loext:char-shading-value="0"/>
    </style:style>
    <style:style style:name="T9" style:family="text">
      <style:text-properties officeooo:rsid="0040f406" fo:background-color="#ffffff" loext:char-shading-value="0"/>
    </style:style>
    <style:style style:name="T10" style:family="text">
      <style:text-properties officeooo:rsid="0041be78" fo:background-color="#ffffff" loext:char-shading-value="0"/>
    </style:style>
    <style:style style:name="T11" style:family="text">
      <style:text-properties officeooo:rsid="00428fb3" fo:background-color="#ffffff" loext:char-shading-value="0"/>
    </style:style>
    <style:style style:name="T12" style:family="text">
      <style:text-properties officeooo:rsid="0045fe70" fo:background-color="#ffffff" loext:char-shading-value="0"/>
    </style:style>
    <style:style style:name="T13" style:family="text">
      <style:text-properties style:font-name="Awami Nastaliq Alpha1Plus" officeooo:rsid="00317070"/>
    </style:style>
    <style:style style:name="T14" style:family="text">
      <style:text-properties officeooo:rsid="0037bfdf"/>
    </style:style>
    <style:style style:name="T15" style:family="text">
      <style:text-properties officeooo:rsid="003f949f"/>
    </style:style>
    <style:style style:name="T16" style:family="text">
      <style:text-properties officeooo:rsid="0040e439"/>
    </style:style>
    <style:style style:name="T17" style:family="text">
      <style:text-properties officeooo:rsid="004266c1"/>
    </style:style>
    <style:style style:name="T18" style:family="text">
      <style:text-properties officeooo:rsid="00466a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wami Type Sample</text:p>
      <text:p text:style-name="P10">The font is intended to support all of the characters listed in this document. <text:span text:style-name="T18">The main design work is done. </text:span></text:p>
      <text:p text:style-name="P3">Character Set</text:p>
      <text:p text:style-name="P8">Basic Latin</text:p>
      <text:p text:style-name="Aran">! " # $ % &amp; ' ( ) * + , - . / 0 1 2 3 4 5 6 7 8 9 : ; &lt; = &gt; ? @ A B C D E F G H I J K L M N O P Q R S T U V W X Y Z [ \ ] ^ _ ` a b c d e f g h i j k l m n o p q r s t u v w x y z { | } ~</text:p>
      <text:p text:style-name="P8">Latin-1 Supplement</text:p>
      <text:p text:style-name="Aran">¡ ¢ £ ¤ ¥ ¦ § ¨ © ª « ¬ ­ ® ¯ ° ± ² ³ ´ µ ¶ · ¸ ¹ º » ¼ ½ ¾ ¿ À Á Â Ã Ä Å Æ Ç È É Ê Ë Ì Í Î Ï Ñ Ò Ó Ô Õ Ö × Ø Ù Ú Û Ü Ý Þ ß à á â ã ä å æ ç è é ê ë ì í î ï ñ ò ó ô õ ö ÷ ø ù ú û ü ý þ ÿ </text:p>
      <text:p text:style-name="P8">Latin Extended-A</text:p>
      <text:p text:style-name="Aran">ı Œ œ Š š Ÿ Ž ž</text:p>
      <text:p text:style-name="P8"><text:soft-page-break/>Latin Extended-B</text:p>
      <text:p text:style-name="Aran">ƒ <text:span text:style-name="T2">(design needs work)</text:span></text:p>
      <text:p text:style-name="Heading_20_3">Spacing Modifier Letters</text:p>
      <text:p text:style-name="Aran">ˆ ˇ <text:span text:style-name="T3">ˉ</text:span> ː ˘ ˙ ˚ ˛ ˜ <text:s/></text:p>
      <text:p text:style-name="Heading_20_3">Combining Diacritical Marks</text:p>
      <text:p text:style-name="Aran">◌̧◌̀ ◌́ ◌̂ ◌̃ ◌̈ ◌̊ ◌̌ ◌̧</text:p>
      <text:p text:style-name="Heading_20_3">General Punctuation</text:p>
      <text:p text:style-name="Aran">‐ ‑ ‒ – — ― ‘ ’ ‚ “ ” „ † ‡ • ‥… ‰ ‹ › ⁄ </text:p>
      <text:p text:style-name="Heading_20_3">Superscripts and Subscripts</text:p>
      <text:p text:style-name="Aran">⁴</text:p>
      <text:p text:style-name="Heading_20_3">Currency Symbols</text:p>
      <text:p text:style-name="Aran">€</text:p>
      <text:p text:style-name="Heading_20_3"><text:soft-page-break/>Letterlike Symbols &amp; Geometric Shapes</text:p>
      <text:p text:style-name="Aran">™ ◌</text:p>
      <text:p text:style-name="Heading_20_3">Arabic </text:p>
      <text:p text:style-name="P7"><text:span text:style-name="T7">؀؁؂؃،؍؎؏◌ؐ◌ؑ◌ؒ◌ؓ◌ؔ◌ؕ؛؟</text:span><text:span text:style-name="T5">ؠ ء آ أ ؤ إ ئ ا ب ة ت ث ج ح خ د ذ رس </text:span>ش ص ض ط ظ ع غ ف ق ك ل<text:span text:style-name="T5"> م ن ه و ي</text:span></text:p>
      <text:p text:style-name="P7">◌ً ◌ٌ ◌ٍ ◌َ ◌ُ ◌ِ ◌ّ ◌ْ ◌ٓ ◌ٔ ◌ٕ<text:span text:style-name="T15">◌ٖ</text:span> ◌ٗ ◌٘ ◌ٚ ◌ٛ ◌ٞ ◌ٟ</text:p>
      <text:p text:style-name="P5"><text:s/></text:p>
      <text:p text:style-name="P7"><text:span text:style-name="T15">٠١٢٣٤٥٦٧٨٩٪٫٬٭ <text:s/>◌ٰ</text:span> <text:s/>ٲ ٳ <text:span text:style-name="T16">ٴ</text:span> <text:span text:style-name="T5">ٵ ٹ ٺ ٻ ټ ٽ پ ځ ڃ ڄ څ چ ڇ ڈ ډ ڊ ڋ ڐ ڑ ړ ڔ</text:span><text:span text:style-name="T8">ږ</text:span><text:span text:style-name="T5"> ڗ ژ ڙ ښ </text:span><text:span text:style-name="T8">ڜ </text:span><text:span text:style-name="T9">ڥ</text:span><text:span text:style-name="T5"> ک ګ گ ڱ ڳ </text:span><text:span text:style-name="T9">ڵ</text:span><text:span text:style-name="T5"> ڹ ں ڻ ڼ ھ </text:span><text:span text:style-name="T10">ۀ</text:span><text:span text:style-name="T5"> ہ ۂ ۃ ۄ ۅ ۆ ۇ ی</text:span> <text:span text:style-name="T5">ۍ </text:span><text:span text:style-name="T12">ێ</text:span><text:span text:style-name="T5"> ې ے </text:span><text:span text:style-name="T6">ۓ ۔ </text:span><text:span text:style-name="T10">ە</text:span><text:span text:style-name="T6"> ◌ۜ</text:span><text:span text:style-name="T5"> ۝ ۰ ۱ ۲ ۳ ۴ ۵ ۶ ۷ ۸ ۹ </text:span><text:span text:style-name="T10">ۻ</text:span></text:p>
      <text:p text:style-name="Heading_20_3">Arabic Supplement</text:p>
      <text:p text:style-name="P7">ݙ <text:span text:style-name="T17">ݜ</text:span> ݨ <text:span text:style-name="T5">ݩ ݪ ݫ ݬ </text:span><text:span text:style-name="T11">ݭ </text:span><text:span text:style-name="T5">ݮ ݯ ݰ ݱ </text:span></text:p>
      <text:p text:style-name="Heading_20_3"><text:soft-page-break/>Arabic Extended-A</text:p>
      <text:p text:style-name="P6">◌ࣿ</text:p>
      <text:p text:style-name="Heading_20_3">Arabic Presentation Forms</text:p>
      <text:p text:style-name="P7">﴾ ﴿ﷲ ﻻ </text:p>
      <text:p text:style-name="P2"/>
      <text:p text:style-name="Heading_20_2">Arabic Shaping (some basic shapes):</text:p>
      <text:p text:style-name="P7">ب ببب ج ججج س سسس <text:s/><text:span text:style-name="T4">ض ضضض ظ ظظظ غ غغغ <text:s/>ف ففف ق ققق ك ككك <text:s/>ل للل م ممم ن ننن ي ييي ڋ بڋ ږ بږ <text:s text:c="2"/></text:span><text:span text:style-name="T13">ھ <text:s/>ھھھ</text:span></text:p>
      <text:p text:style-name="P7"/>
      <text:p text:style-name="P4">Awami Running Text</text:p>
      <text:p text:style-name="Heading_20_3"><text:span text:style-name="T14">One paragraph from Urdu </text:span>UDHR</text:p>
      <text:p text:style-name="P11">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11"/>
      <text:p text:style-name="P4"><text:span text:style-name="T14">Three paragraphs from S</text:span>araiki UDHR</text:p>
      <text:p text:style-name="P7">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7">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7">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Beta2" svg:font-family="'Awami Nastaliq Beta2'" style:font-pitch="variable"/>
    <style:font-face style:name="Awami Nastaliq Beta31" svg:font-family="'Awami Nastaliq Beta3'" style:font-pitch="variable"/>
    <style:font-face style:name="Awami Nastaliq Beta3" svg:font-family="'Awami Nastaliq Beta3'" style:font-adornments="Regular"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1"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Beta3" fo:font-family="'Awami Nastaliq Beta3'" style:font-style-name="Regular" style:font-pitch="variable" fo:font-size="18pt" style:font-size-asian="18pt" style:font-name-complex="Awami Nastaliq Beta3" style:font-family-complex="'Awami Nastaliq Beta3'"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1" fo:font-family="Calibri" style:font-style-name="Regular" style:font-family-generic="swiss" style:font-pitch="variable" style:font-name-asian="Calibri1" style:font-family-asian="Calibri" style:font-style-name-asian="Regular" style:font-family-generic-asian="swiss" style:font-pitch-asian="variable" style:font-name-complex="Calibri1"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 fo:font-size="10pt" officeooo:rsid="002ee42b" officeooo:paragraph-rsid="002ee42b" style:font-size-asian="10pt" style:font-size-complex="10pt"/>
    </style:style>
    <style:style style:name="MT1" style:family="text">
      <style:text-properties officeooo:rsid="0045fe70"/>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text:span text:style-name="MT1">Beta3</text:span> LibreOffice 5.<text:span text:style-name="MT1">3</text:span>)<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7-04-10T14:21:32.883000000</dc:date>
    <meta:editing-duration>PT3H46M44S</meta:editing-duration>
    <meta:editing-cycles>55</meta:editing-cycles>
    <meta:generator>LibreOffice/5.3.1.2$Windows_X86_64 LibreOffice_project/e80a0e0fd1875e1696614d24c32df0f95f03deb2</meta:generator>
    <meta:print-date>2017-04-10T14:15:10.693000000</meta:print-date>
    <meta:document-statistic meta:table-count="0" meta:image-count="0" meta:object-count="0" meta:page-count="6" meta:paragraph-count="44" meta:word-count="738" meta:character-count="2594" meta:non-whitespace-character-count="1875"/>
  </office:meta>
</office:document-meta>
</file>